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Times, serif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2" style:family="paragraph" style:parent-style-name="Text_20_body">
      <style:paragraph-properties fo:text-align="justify" style:justify-single-word="false"/>
      <style:text-properties fo:font-variant="normal" fo:text-transform="none" style:font-name="Times New Roman" fo:font-size="11pt" fo:font-style="normal" fo:font-weight="normal" officeooo:paragraph-rsid="001e3f75" style:font-size-asian="11pt" style:font-size-complex="11pt"/>
    </style:style>
    <style:style style:name="P3" style:family="paragraph" style:parent-style-name="Text_20_body">
      <style:paragraph-properties fo:line-height="120%" fo:text-align="justify" style:justify-single-word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4" style:family="paragraph" style:parent-style-name="Text_20_body">
      <style:paragraph-properties fo:line-height="115%" fo:text-align="center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Text_20_body">
      <style:text-properties officeooo:paragraph-rsid="001343bb"/>
    </style:style>
    <style:style style:name="P6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7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officeooo:paragraph-rsid="001e3f75" style:font-size-asian="11pt" style:font-size-complex="11pt"/>
    </style:style>
    <style:style style:name="P8" style:family="paragraph" style:parent-style-name="Text_20_body">
      <style:paragraph-properties fo:margin-left="0cm" fo:margin-right="0cm" fo:line-height="120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9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10" style:family="paragraph" style:parent-style-name="Text_20_body">
      <style:paragraph-properties fo:margin-left="0cm" fo:margin-right="0cm" fo:line-height="120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1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/>
    </style:style>
    <style:style style:name="P1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officeooo:paragraph-rsid="001e3f75"/>
    </style:style>
    <style:style style:name="P14" style:family="paragraph" style:parent-style-name="Text_20_body">
      <style:paragraph-properties fo:margin-left="0cm" fo:margin-right="0cm" fo:line-height="120%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/>
    </style:style>
    <style:style style:name="P1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16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use-window-font-color="true" style:font-name="Times New Roman1" fo:font-size="11pt" fo:font-style="normal" fo:font-weight="normal" style:font-size-asian="11pt" style:font-size-complex="11pt"/>
    </style:style>
    <style:style style:name="P17" style:family="paragraph" style:parent-style-name="Text_20_body">
      <style:paragraph-properties fo:margin-left="0cm" fo:margin-right="0cm" fo:line-height="120%" fo:text-align="justify" style:justify-single-word="false" fo:text-indent="1.249cm" style:auto-text-indent="false"/>
    </style:style>
    <style:style style:name="P18" style:family="paragraph" style:parent-style-name="Text_20_body">
      <style:paragraph-properties fo:margin-left="0cm" fo:margin-right="0cm" fo:text-align="justify" style:justify-single-word="false" fo:text-indent="1.249cm" style:auto-text-indent="false" style:writing-mode="lr-tb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19" style:family="paragraph" style:parent-style-name="Text_20_body">
      <style:text-properties officeooo:paragraph-rsid="001343bb"/>
    </style:style>
    <style:style style:name="P20" style:family="paragraph" style:parent-style-name="Text_20_body">
      <style:text-properties fo:font-variant="normal" fo:text-transform="none" style:font-name="Times New Roman2" fo:font-size="11pt" fo:font-style="normal" fo:font-weight="normal" officeooo:paragraph-rsid="001343bb"/>
    </style:style>
    <style:style style:name="P2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/>
    </style:style>
    <style:style style:name="P22" style:family="paragraph" style:parent-style-name="Text_20_body">
      <style:paragraph-properties fo:margin-left="0cm" fo:margin-right="0cm" fo:line-height="120%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/>
    </style:style>
    <style:style style:name="T1" style:family="text">
      <style:text-properties style:font-name="Times New Roman2"/>
    </style:style>
    <style:style style:name="T2" style:family="text">
      <style:text-properties style:font-name="Times New Roman2" officeooo:rsid="001e3f75"/>
    </style:style>
    <style:style style:name="T3" style:family="text">
      <style:text-properties fo:font-variant="normal" fo:text-transform="none" style:font-name="Times New Roman2" fo:font-size="11pt" fo:font-style="normal" fo:font-weight="normal"/>
    </style:style>
    <style:style style:name="T4" style:family="text">
      <style:text-properties fo:font-variant="normal" fo:text-transform="none" style:use-window-font-color="true" style:font-name="Times New Roman2" fo:font-size="11pt" fo:font-style="normal" fo:font-weight="normal" officeooo:rsid="001343bb" style:font-size-asian="11pt" style:font-size-complex="11pt"/>
    </style:style>
    <style:style style:name="T5" style:family="text">
      <style:text-properties officeooo:rsid="001e3f75"/>
    </style:style>
    <style:style style:name="T6" style:family="text">
      <style:text-properties style:use-window-font-color="true" officeooo:rsid="001343bb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/></text:p>
      <text:p text:style-name="P20"><text:span text:style-name="T6"><text:tab/>Trata-se de execução penal em desfavor do apenado acima nominado, em que a Defesa pugnou pela retificação da GEP para fazer constar a fração de 1/6 com relação ao crime de roubo, e 16% com relação ao crime de furto, combinando as leis para favorecimento do apenado (evento 146).</text:span></text:p>
      <text:p text:style-name="P12">Instado a se manifestar, o Ministério Público opinou pelo deferimento do pedido (evento 149).</text:p>
      <text:p text:style-name="P12">Relatados.</text:p>
      <text:p text:style-name="P12">Os percentuais aplicados ao cálculo dos benefícios foram decididos e fundamentados na decisão de evento 137, que aplicou a súmula 501 do STJ. </text:p>
      <text:p text:style-name="P12">Compulsando os autos, observo que a Defesa e o Ministério Público foram intimados da referida decisão e não recorreram, conforme se denota dos eventos 143 e 145.</text:p>
      <text:p text:style-name="P14">Por conseguinte, encontra-se preclusa a matéria, da qual mantenho meu posicionamento.</text:p>
      <text:p text:style-name="P14">Isto posto, deixo de conhecer o pedido quanto aos percentuais aplicado ao cálculo da progressão de regime e mantenho inalterada a guia de execução penal.</text:p>
      <text:p text:style-name="P14">P.R.I. Ciência ao MP. 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<text:tab/></text:span><text:span text:style-name="T3">Registro ainda que, diferente do que alega a Defesa, a lei anterior previa a fração de 3/5 para o reincidente genérico, e não 2/5.</text:span><text:span text:style-name="T1"> </text:span></text:p>
      <text:p text:style-name="P16"/>
      <text:p text:style-name="P11">Trata-se de execução penal em desfavor do apenado acima nominado, em que a Defesa pugnou pela retificação da GEP para fazer constar as frações para progressão de regime, conforme a natureza do delito.</text:p>
      <text:p text:style-name="P12">Instado a se manifestar, opinou pela aplicação do percentual de 40% somente em relação ao crime hediondo (evento 133).</text:p>
      <text:p text:style-name="P15"/>
      <text:p text:style-name="P9">Vistos etc.</text:p>
      <text:p text:style-name="P12">Trata-se de execução penal em desfavor do apenado acima nominado, em que a Defesa pugnou pela retificação da GEP para fazer constar a fração de 1/6 com relação aos crimes comuns, e 2/5 com relação ao crime de natureza hedionda para o cálculo da progressão de regime (evento 135).</text:p>
      <text:p text:style-name="P12">Instado a se manifestar, o Ministério Público opinou pela aplicação global da lei que for mais favorável ao apenado (evento 139).</text:p>
      <text:p text:style-name="P12"/>
      <text:p text:style-name="P15"/>
      <text:p text:style-name="P15"><text:soft-page-break/></text:p>
      <text:p text:style-name="P15">Trata-se de execução penal em desfavor do apenado acima nominado, em que a Defesa pugnou pela retificação da GEP para fazer constar a fração de 1/6 com relação ao crime comum, e 2/5 com relação ao crime de natureza hedionda (evento 110).</text:p>
      <text:p text:style-name="P12">Instado a se manifestar, o Ministério Público opinou pelo deferimento do pedido (evento 113).</text:p>
      <text:p text:style-name="P12">Relatados.</text:p>
      <text:p text:style-name="P12">Os percentuais aplicados ao cálculo dos benefícios foram decididos e fundament<text:span text:style-name="T5">ad</text:span>os na decisão de evento 84. </text:p>
      <text:p text:style-name="P12">Compulsando os autos, observo que a Defesa e o Ministério Público foram intimados da referida decisão e não recorreram, conforme se denota dos eventos 89 e 91.</text:p>
      <text:p text:style-name="P14">Por conseguinte, encontra-se preclusa a matéria, da qual mantenho meu posicionamento.</text:p>
      <text:p text:style-name="P14">Isto posto, deixo de conhecer o pedido quanto aos percentuais aplicado ao cálculo da progressão de regime e mantenho inalterada a guia de execução penal.</text:p>
      <text:p text:style-name="P14">P.R.I. Ciência ao MP. </text:p>
      <text:p text:style-name="P6"/>
      <text:p text:style-name="P11">Trata-se de execução penal em desfavor do apenado acima nominado, em que a Defesa pugnou pela retificação da GEP para fazer constar as frações de 2/5 e 1/6 para o cálculo da progressão de regime, conforme a natureza do delito.</text:p>
      <text:p text:style-name="P9">Alega a Defesa que a jurisprudência deste Tribunal evoluiu e não permite mais a adoção da fração única.</text:p>
      <text:p text:style-name="P12">Instado a se manifestar, o Ministério Público opinou pela aplicação global da lei que for mais favorável ao apenado (evento 139).</text:p>
      <text:p text:style-name="P12">Relatados.</text:p>
      <text:p text:style-name="P13">Os percentuais aplicados ao cálculo dos benefícios foram decididos e fundament<text:span text:style-name="T5">ad</text:span>os na decisão de evento 109. </text:p>
      <text:p text:style-name="P12">Compulsando os autos, observo que a Defesa agravou a decisão no evento 112, recurso este que foi conhecido, negando-lhe o provimento, conforme se denota do evento 136.</text:p>
      <text:p text:style-name="P14">Por conseguinte, encontra-se preclusa a matéria, da qual mantenho meu posicionamento.</text:p>
      <text:p text:style-name="P12">Registro ainda que, diferente do que alega a Defesa, a lei anterior previa a fração de 3/5 para o reincidente genérico, e não 2/5.</text:p>
      <text:p text:style-name="P14">Isto posto, deixo de conhecer o pedido quanto aos percentuais aplicado ao cálculo da progressão de regime e mantenho inalterada a guia de execução penal.</text:p>
      <text:p text:style-name="P14">P.R.I. Ciência ao MP. </text:p>
      <text:p text:style-name="P6"/>
      <text:p text:style-name="P6"/>
      <text:p text:style-name="P6">Trata-se de execução penal em desfavor do apenado acima nominado, em que a Defesa pugnou pelo reconhecimento da natureza comum do crime de tráfico de drogas, aplicando 1/6 em toda a pena aplicada (evento 81).</text:p>
      <text:p text:style-name="P6"><text:soft-page-break/>Instado a se manifestar, o Ministério Público opinou pelo indeferimento do pedido da Defesa, contudo, opinou pela aplicação global da lei que for mais favorável ao  apenado (evento 84).</text:p>
      <text:p text:style-name="P6">Registro que o pedido da Defesa foi analisado na decisão de evento 87, voltando-me os autos, agora, para decidir acerca do pedido do MP.</text:p>
      <text:p text:style-name="P6">Anoto ainda que a Defesa juntou no evento 96 petição idêntica aquela do evento 81.</text:p>
      <text:p text:style-name="P6">Acrescento ao relatório que outro advogado peticionou no evento 76 se habilitando nos autos e juntando a revogação dos poderes à advogada que peticionou do evento 81 e 96.</text:p>
      <text:p text:style-name="P6">Relatados.</text:p>
      <text:p text:style-name="P7">Os percentuais aplicados ao cálculo do benefício foram decididos e <text:span text:style-name="T1">fundament</text:span><text:span text:style-name="T2">ad</text:span><text:span text:style-name="T1">os</text:span> na decisão de evento 67.</text:p>
      <text:p text:style-name="P6">Compulsando os autos, observo que a Defesa e o Ministério Público foram intimados da referida decisão e não recorreram, conforme se denota dos eventos 73 e 75.</text:p>
      <text:p text:style-name="P8">Por conseguinte, encontra-se preclusa a matéria, da qual mantenho meu posicionamento.</text:p>
      <text:p text:style-name="P8">Isto posto, deixo de conhecer o pedido quanto aos percentuais aplicado ao cálculo da progressão de regime e mantenho inalterada a guia de execução penal.</text:p>
      <text:p text:style-name="P8">P.R.I. Ciência ao MP. </text:p>
      <text:p text:style-name="P17"/>
      <text:p text:style-name="P4"/>
      <text:p text:style-name="P6"/>
      <text:p text:style-name="P6">Trata-se de execução penal em desfavor do apenado acima nominado, em que a Defesa pugnou pelo reconhecimento da natureza comum do crime de tráfico de drogas, aplicando 1/6 em toda a pena aplicada (evento 211).</text:p>
      <text:p text:style-name="P1">Instado a se manifestar, o Ministério Público opinou pelo indeferimento do pedido da Defesa, contudo, opinou pela aplicação do percentual de 40% somente em relação ao crime hediondo (evento 214).</text:p>
      <text:p text:style-name="P1">Registro que o pedido da Defesa foi analisado na decisão de evento 217, voltando-me os autos, agora, para decidir acerca do pedido do MP.</text:p>
      <text:p text:style-name="P1">Acrescento ao relatório que a Defesa juntou no evento 226 petição idêntica aquela do evento 211. E, ainda, que outro advogado peticionou no evento 227 também acerca dos percentuais aplicado ao cálculo.</text:p>
      <text:p text:style-name="P1">Relatados.</text:p>
      <text:p text:style-name="P2">Os percentuais aplicados ao cálculo do benefício foram decididos e <text:span text:style-name="T1">fundament</text:span><text:span text:style-name="T2">ad</text:span><text:span text:style-name="T1">os</text:span> na decisão de evento 201.</text:p>
      <text:p text:style-name="P1">Compulsando os autos, observo que a Defesa e o Ministério Público foram intimados da referida decisão e não recorreram, conforme se denota dos eventos 208 e 210.</text:p>
      <text:p text:style-name="P3">Por conseguinte, encontra-se preclusa a matéria, da qual mantenho meu posicionamento.</text:p>
      <text:p text:style-name="P3">Isto posto, deixo de conhecer os pedidos quanto aos percentuais aplicado ao cálculo da progressão de regime e mantenho inalterada a guia de execução penal.</text:p>
      <text:p text:style-name="P3">P.R.I. Ciência ao MP.</text:p>
      <text:p text:style-name="P6"><text:soft-page-break/></text:p>
      <text:p text:style-name="P6"/>
      <text:p text:style-name="P11">Trata-se de execução penal em desfavor do apenado acima nominado, em que a Defesa pugnou pelo reconhecimento da natureza comum do crime de tráfico de drogas, aplicando 1/6 em toda a pena aplicada (evento 49).</text:p>
      <text:p text:style-name="P18">Instado a se manifestar, o Ministério Público opinou pelo indeferimento do pedido da Defesa, contudo, opinou pela a aplicação do percentual de 40% somente para o crime de tráfico de drogas (evento 52).</text:p>
      <text:p text:style-name="P9">Registro que o pedido da Defesa foi analisado na decisão de evento 55, voltando-me os autos, agora, para decidir acerca do pedido do MP.</text:p>
      <text:p text:style-name="P9">Após, a Defesa acostou aos autos, evento 64, pedido para fazer constar 1/6 no cálculo da progressão de regime nos crimes de natureza comum.</text:p>
      <text:p text:style-name="P9">Relatados.</text:p>
      <text:p text:style-name="P9">Os percentuais aplicados ao cálculo do benefício foram decididos na decisão de evento 36.</text:p>
      <text:p text:style-name="P9">Compulsando os autos, observo que a Defesa e o Ministério Público foram intimados da decisão e não recorreram, conforme se denota dos eventos 42 e 44.</text:p>
      <text:p text:style-name="P10">Por conseguinte, encontra-se preclusa a matéria, da qual mantenho meu posicionamento.</text:p>
      <text:p text:style-name="P11">Ademais, registro seria impossível o deferimento do pedido da Defesa, uma vez que a súmula 501 do STJ veda a combinação de leis, ainda que em benefício do réu.</text:p>
      <text:p text:style-name="P10">Isto posto, deixo de conhecer o pedido do MP e da Defesa e mantenho inalterada a guia de execução penal.</text:p>
      <text:p text:style-name="P10">P.R.I. Ciência ao MP. 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, Times, serif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3T10:16:28.288000000</meta:creation-date>
    <dc:date>2023-01-11T13:56:42.953000000</dc:date>
    <meta:editing-duration>PT11H6M29S</meta:editing-duration>
    <meta:editing-cycles>11</meta:editing-cycles>
    <meta:generator>LibreOffice/5.3.1.2$Windows_X86_64 LibreOffice_project/e80a0e0fd1875e1696614d24c32df0f95f03deb2</meta:generator>
    <meta:document-statistic meta:table-count="0" meta:image-count="0" meta:object-count="0" meta:page-count="4" meta:paragraph-count="64" meta:word-count="1271" meta:character-count="7714" meta:non-whitespace-character-count="6495"/>
  </office:meta>
</office:document-meta>
</file>